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81f4" officeooo:paragraph-rsid="001e81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inders:</text:p>
      <text:p text:style-name="P1"/>
      <text:p text:style-name="P1">1- control closeandCleanup (and add possible external matlab helper functions to the script zip folder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51:25.781692515</meta:creation-date>
    <dc:date>2019-12-09T13:52:41.633376054</dc:date>
    <meta:editing-duration>PT1M16S</meta:editing-duration>
    <meta:editing-cycles>1</meta:editing-cycles>
    <meta:document-statistic meta:table-count="0" meta:image-count="0" meta:object-count="0" meta:page-count="1" meta:paragraph-count="2" meta:word-count="16" meta:character-count="113" meta:non-whitespace-character-count="99"/>
    <meta:generator>LibreOffice/5.1.6.2$Linux_X86_64 LibreOffice_project/10m0$Build-2</meta:generator>
  </office:meta>
</office:document-meta>
</file>